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580000001F516347EA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6">
      <style:graphic-properties draw:fill-color="#ffffff" draw:auto-grow-height="true" fo:min-height="13.231cm"/>
    </style:style>
    <style:style style:name="pr3" style:family="presentation" style:parent-style-name="lyt-cool-notes" style:list-style-name="L7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title">
      <style:graphic-properties draw:fill-color="#ffffff"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indent="0cm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FOSS and Business</text:p>
          </draw:text-box>
        </draw:frame>
        <draw:frame presentation:style-name="pr2" draw:text-style-name="P1" draw:layer="layout" svg:width="23.912cm" svg:height="13.231cm" svg:x="2.058cm" svg:y="5.838cm" presentation:class="subtitle" presentation:user-transformed="true">
          <draw:text-box>
            <text:p text:style-name="P1">COMP8440: FOSSD</text:p>
            <text:p text:style-name="P1">Lecture 8</text:p>
            <text:p text:style-name="P1"/>
          </draw:text-box>
        </draw:frame>
        <draw:frame draw:style-name="gr1" draw:text-style-name="P2" draw:layer="layout" svg:width="3.103cm" svg:height="1.092cm" svg:x="1.398cm" svg:y="19.40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What's the aim?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Developers or users</text:p>
                <text:list>
                  <text:list-item>
                    <text:list>
                      <text:list-item>
                        <text:p text:style-name="P1">Some companies ask the question 'how can I take advantage of FOSS?'</text:p>
                      </text:list-item>
                      <text:list-item>
                        <text:p text:style-name="P1">Others ask the question 'how can I make money from a FOSS product?'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In-house use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Advantages for business users</text:p>
                <text:list>
                  <text:list-item>
                    <text:list>
                      <text:list-item>
                        <text:p text:style-name="P1">Lower licensing costs (often zero)</text:p>
                      </text:list-item>
                      <text:list-item>
                        <text:p text:style-name="P1">Avoids vendor lock in</text:p>
                      </text:list-item>
                      <text:list-item>
                        <text:p text:style-name="P1">Ability to self-support</text:p>
                      </text:list-item>
                      <text:list-item>
                        <text:p text:style-name="P1">Ability to customi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Common revenue model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Most fall into 5 broad categories</text:p>
                <text:list>
                  <text:list-item>
                    <text:list>
                      <text:list-item>
                        <text:p text:style-name="P1">Hardware vendors: FOSS can help sell hardware</text:p>
                      </text:list-item>
                      <text:list-item>
                        <text:p text:style-name="P1">Sell support: Sell your expertise as software support</text:p>
                      </text:list-item>
                      <text:list-item>
                        <text:p text:style-name="P1">Proprietary extensions: Sell an add-on</text:p>
                      </text:list-item>
                      <text:list-item>
                        <text:p text:style-name="P1">Dual licensing: Offer an alternative license for a price</text:p>
                      </text:list-item>
                      <text:list-item>
                        <text:p text:style-name="P1">Advertising: Use FOSS to drive advertising revenu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Hardware Vendor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Most server vendors support FOSS</text:p>
                <text:list>
                  <text:list-item>
                    <text:list>
                      <text:list-item>
                        <text:p text:style-name="P1">Huge contributions by major vendors </text:p>
                        <text:list>
                          <text:list-item>
                            <text:list>
                              <text:list-item>
                                <text:p text:style-name="P1">e.g. HP, IBM, Intel, Sun/Oracle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Often a significant factor in making a sale</text:p>
                      </text:list-item>
                      <text:list-item>
                        <text:p text:style-name="P1">Proprietary middleware apps ported to Linux</text:p>
                      </text:list-item>
                    </text:list>
                  </text:list-item>
                </text:list>
              </text:list-item>
              <text:list-item>
                <text:p text:style-name="P1">Embedded vendors</text:p>
                <text:list>
                  <text:list-item>
                    <text:list>
                      <text:list-item>
                        <text:p text:style-name="P1">Lots of support of FOSS by device makers</text:p>
                        <text:list>
                          <text:list-item>
                            <text:list>
                              <text:list-item>
                                <text:p text:style-name="P1">e.g. NAS vendors, gadget vendor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Sell Support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The classic FOSS business</text:p>
                <text:list>
                  <text:list-item>
                    <text:list>
                      <text:list-item>
                        <text:p text:style-name="P1">Pioneered by companies like Cygnus</text:p>
                      </text:list-item>
                      <text:list-item>
                        <text:p text:style-name="P1">Success strongly linked to degree of expertise</text:p>
                        <text:list>
                          <text:list-item>
                            <text:p text:style-name="P1">history of Cygnus <text:s/>in 'Open sources' is well worth a read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Variants</text:p>
                <text:list>
                  <text:list-item>
                    <text:list>
                      <text:list-item>
                        <text:p text:style-name="P1">Packaged support – e.g. RedHat RHEL support</text:p>
                      </text:list-item>
                      <text:list-item>
                        <text:p text:style-name="P5">Larger services – e.g. large contracts, consulting</text:p>
                      </text:list-item>
                    </text:list>
                  </text:list-item>
                </text:list>
              </text:list-item>
              <text:list-item>
                <text:p text:style-name="P1">No lock-in</text:p>
                <text:list>
                  <text:list-item>
                    <text:list>
                      <text:list-item>
                        <text:p text:style-name="P1">As source is available, anyone can offer support</text:p>
                      </text:list-item>
                      <text:list-item>
                        <text:p text:style-name="P1">The key is to choose someone with the right skills</text:p>
                      </text:list-item>
                      <text:list-item>
                        <text:p text:style-name="P1">Usually that means people who help develop the softwar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Proprietary Extension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Selling ad-ons</text:p>
                <text:list>
                  <text:list-item>
                    <text:list>
                      <text:list-item>
                        <text:p text:style-name="P1">Uses free base package to gain market share</text:p>
                      </text:list-item>
                      <text:list-item>
                        <text:p text:style-name="P1">Ad-ons for business critical functionality</text:p>
                      </text:list-item>
                      <text:list-item>
                        <text:p text:style-name="P1">Not allowed by all licenses</text:p>
                      </text:list-item>
                    </text:list>
                  </text:list-item>
                </text:list>
              </text:list-item>
              <text:list-item>
                <text:p text:style-name="P1">Examples</text:p>
                <text:list>
                  <text:list-item>
                    <text:list>
                      <text:list-item>
                        <text:p text:style-name="P1">Exchange add-on from Novell for Evolution</text:p>
                      </text:list-item>
                      <text:list-item>
                        <text:p text:style-name="P1">Add-ons for Mambo/Joomla C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Dual Licensing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Sell an alternative license</text:p>
                <text:list>
                  <text:list-item>
                    <text:list>
                      <text:list-item>
                        <text:p text:style-name="P1">Relies on customer aversion to FOSS license</text:p>
                      </text:list-item>
                      <text:list-item>
                        <text:p text:style-name="P1">Often used in combination with copyleft main license</text:p>
                        <text:list>
                          <text:list-item>
                            <text:list>
                              <text:list-item>
                                <text:p text:style-name="P1">Sometimes called 'GPL innoculation'<text:tab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Examples</text:p>
                <text:list>
                  <text:list-item>
                    <text:list>
                      <text:list-item>
                        <text:p text:style-name="P1">MySQL database, commercial use license</text:p>
                      </text:list-item>
                      <text:list-item>
                        <text:p text:style-name="P1">TrollTech QT library (older version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Advertising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Web economy</text:p>
                <text:list>
                  <text:list-item>
                    <text:list>
                      <text:list-item>
                        <text:p text:style-name="P1">Huge web advertising business arose in last decade</text:p>
                      </text:list-item>
                      <text:list-item>
                        <text:p text:style-name="P1">Some FOSS projects funded purely from advertising</text:p>
                      </text:list-item>
                    </text:list>
                  </text:list-item>
                </text:list>
              </text:list-item>
              <text:list-item>
                <text:p text:style-name="P1">Examples</text:p>
                <text:list>
                  <text:list-item>
                    <text:list>
                      <text:list-item>
                        <text:p text:style-name="P1">Hobby projects and web ads</text:p>
                      </text:list-item>
                      <text:list-item>
                        <text:p text:style-name="P1">Mozilla Firefox and Google</text:p>
                        <text:list>
                          <text:list-item>
                            <text:p text:style-name="P1">Earned US$300M from search deal in 2011</text:p>
                          </text:list-item>
                          <text:list-item>
                            <text:p text:style-name="P1">Can it be sustained?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Re-release as FOSS</text:p>
          </draw:text-box>
        </draw:frame>
        <draw:frame presentation:style-name="pr4" draw:text-style-name="P4" draw:layer="layout" svg:width="23.912cm" svg:height="14.493cm" svg:x="2.058cm" svg:y="5.838cm" presentation:class="outline" presentation:user-transformed="true">
          <draw:text-box>
            <text:list text:style-name="L4">
              <text:list-item>
                <text:p text:style-name="P1">Start proprietary, change to FOSS</text:p>
                <text:list>
                  <text:list-item>
                    <text:list>
                      <text:list-item>
                        <text:p text:style-name="P1">Sometimes done on otherwise defunct products</text:p>
                      </text:list-item>
                      <text:list-item>
                        <text:p text:style-name="P1">Sometimes purchased by new vendor or community</text:p>
                      </text:list-item>
                    </text:list>
                  </text:list-item>
                </text:list>
              </text:list-item>
              <text:list-item>
                <text:p text:style-name="P1">Examples</text:p>
                <text:list>
                  <text:list-item>
                    <text:list>
                      <text:list-item>
                        <text:p text:style-name="P1">Netscape navigator</text:p>
                        <text:list>
                          <text:list-item>
                            <text:list>
                              <text:list-item>
                                <text:p text:style-name="P1">Became base for Mozilla (“free the lizard”)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Blender 3D graphics tool</text:p>
                        <text:list>
                          <text:list-item>
                            <text:list>
                              <text:list-item>
                                <text:p text:style-name="P1">following bankruptcy and community appeal for EU100k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Interbase database</text:p>
                        <text:list>
                          <text:list-item>
                            <text:list>
                              <text:list-item>
                                <text:p text:style-name="P1">Released by Borland in 2000 under MPL</text:p>
                              </text:list-item>
                              <text:list-item>
                                <text:p text:style-name="P1">Later abandoned by Borland, but lives on as Firebird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OpenOffice.org</text:p>
                        <text:list>
                          <text:list-item>
                            <text:list>
                              <text:list-item>
                                <text:p text:style-name="P1">StarOffice bought by Sun in 1999</text:p>
                              </text:list-item>
                              <text:list-item>
                                <text:p text:style-name="P1">Released under dual license</text:p>
                              </text:list-item>
                              <text:list-item>
                                <text:p text:style-name="P1">Eventually forked to become LibreOffice</text:p>
                              </text:list-item>
                              <text:list-item>
                                <text:p text:style-name="P1">Later donated to Apache project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draw:frame presentation:style-name="pr6" draw:text-style-name="P1" draw:layer="layout" svg:width="23.912cm" svg:height="3.257cm" svg:x="2.058cm" svg:y="1.668cm" presentation:class="title">
          <draw:text-box>
            <text:p text:style-name="P1">Common Mistake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When contributing to FOSS projects</text:p>
                <text:list>
                  <text:list-item>
                    <text:list>
                      <text:list-item>
                        <text:p text:style-name="P1">delayed release</text:p>
                      </text:list-item>
                      <text:list-item>
                        <text:p text:style-name="P1">registration for download</text:p>
                      </text:list-item>
                      <text:list-item>
                        <text:p text:style-name="P1">company name on all contributions</text:p>
                      </text:list-item>
                      <text:list-item>
                        <text:p text:style-name="P1">permission required for each contribution</text:p>
                      </text:list-item>
                      <text:list-item>
                        <text:p text:style-name="P1">version number based permission</text:p>
                      </text:list-item>
                      <text:list-item>
                        <text:p text:style-name="P1">patent applications</text:p>
                      </text:list-item>
                      <text:list-item>
                        <text:p text:style-name="P1">NDAs</text:p>
                      </text:list-item>
                      <text:list-item>
                        <text:p text:style-name="P1">special rights for company employee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draw:layer="layout" svg:width="18.5cm" svg:height="0.962cm" svg:x="4.5cm" svg:y="17cm">
          <draw:text-box>
            <text:p text:style-name="P1"><text:span text:style-name="T1">How do each of these things hurt the project?</text:span></text:p>
          </draw:text-box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Mdp1">
      <draw:rect presentation:style-name="Mpr1" draw:text-style-name="M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2.18cm" svg:x="2.058cm" svg:y="5.838cm" presentation:class="outline" presentation:placeholder="true">
        <draw:text-box/>
      </draw:frame>
      <draw:rect presentation:style-name="Mpr2" draw:text-style-name="MP3" draw:layer="backgroundobjects" svg:width="0.505cm" svg:height="2.552cm" svg:x="0cm" svg:y="0cm">
        <text:p/>
      </draw:rect>
      <draw:rect presentation:style-name="Mpr2" draw:text-style-name="MP3" draw:layer="backgroundobjects" svg:width="0.505cm" svg:height="2.552cm" svg:x="0cm" svg:y="6.615cm">
        <text:p/>
      </draw:rect>
      <draw:rect presentation:style-name="Mpr2" draw:text-style-name="M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_64 LibreOffice_project/360m1$Build-2</meta:generator>
    <meta:initial-creator>Andrew Tridgell</meta:initial-creator>
    <meta:creation-date>2009-03-07T14:24:48</meta:creation-date>
    <dc:creator>Andrew Tridgell</dc:creator>
    <dc:date>2013-04-05T08:13:21</dc:date>
    <meta:editing-cycles>177</meta:editing-cycles>
    <meta:editing-duration>P4DT2H59M59S</meta:editing-duration>
    <meta:document-statistic meta:object-count="64"/>
    <meta:user-defined meta:name="Info 1"/>
    <meta:user-defined meta:name="Info 2"/>
    <meta:user-defined meta:name="Info 3"/>
    <meta:user-defined meta:name="Info 4"/>
  </office:meta>
</office:document-meta>
</file>